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000000064009709B6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fo:font-family="Impact" style:font-family-generic="swiss" style:font-pitch="variable" fo:font-size="32pt"/>
    </style:style>
    <style:style style:name="P2" style:family="paragraph">
      <style:paragraph-properties fo:text-align="start"/>
    </style:style>
    <style:style style:name="P3" style:family="paragraph">
      <style:text-properties fo:font-family="Impact" style:font-family-generic="swiss" style:font-pitch="variable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Impact" style:font-family-generic="swiss" style:font-pitch="variable" fo:font-size="22pt" style:font-size-asian="22pt" style:font-size-complex="22pt"/>
    </style:style>
    <style:style style:name="P6" style:family="paragraph">
      <style:text-properties fo:color="#ff0000" fo:font-family="Impact" style:font-family-generic="swiss" style:font-pitch="variable"/>
    </style:style>
    <style:style style:name="P7" style:family="paragraph">
      <style:paragraph-properties fo:text-align="start"/>
      <style:text-properties fo:font-family="Candara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start"/>
      <style:text-properties fo:font-family="Impact" style:font-family-generic="swiss" style:font-pitch="variable" fo:font-size="32pt" style:font-size-asian="32pt" style:font-size-complex="32pt"/>
    </style:style>
    <style:style style:name="P10" style:family="paragraph">
      <style:paragraph-properties fo:text-align="end"/>
      <style:text-properties fo:font-size="22pt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family="Candara" style:font-family-generic="swiss" style:font-pitch="variable" fo:text-shadow="1pt 1pt" fo:font-weight="bold" style:font-weight-asian="bold" style:font-weight-complex="bold"/>
    </style:style>
    <style:style style:name="T1" style:family="text">
      <style:text-properties fo:font-family="Impact" style:font-family-generic="swiss" style:font-pitch="variable" fo:font-size="130pt" style:font-size-asian="130pt" style:font-size-complex="130pt"/>
    </style:style>
    <style:style style:name="T2" style:family="text">
      <style:text-properties fo:font-family="Impact" style:font-family-generic="swiss" style:font-pitch="variable" fo:font-size="32pt"/>
    </style:style>
    <style:style style:name="T3" style:family="text">
      <style:text-properties fo:font-family="Impact" style:font-family-generic="swiss" style:font-pitch="variable" fo:font-size="32pt" style:font-size-asian="32pt" style:font-size-complex="32pt"/>
    </style:style>
    <style:style style:name="T4" style:family="text">
      <style:text-properties fo:font-family="Impact" style:font-family-generic="swiss" style:font-pitch="variable" fo:font-size="22pt" style:font-size-asian="22pt" style:font-size-complex="22pt"/>
    </style:style>
    <style:style style:name="T5" style:family="text">
      <style:text-properties fo:font-family="Impact" style:font-family-generic="swiss" style:font-pitch="variable"/>
    </style:style>
    <style:style style:name="T6" style:family="text">
      <style:text-properties fo:font-family="Candara" style:font-family-generic="swiss" style:font-pitch="variable" fo:text-shadow="1pt 1pt" fo:font-weight="bold" style:font-weight-asian="bold" style:font-weight-complex="bold"/>
    </style:style>
    <style:style style:name="T7" style:family="text">
      <style:text-properties fo:font-family="Candara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8" style:family="text">
      <style:text-properties fo:font-family="Candara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font-family="Candara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10" style:family="text">
      <style:text-properties fo:font-family="Candara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11" style:family="text">
      <style:text-properties fo:font-family="Candara" style:font-family-generic="swiss" style:font-pitch="variable" fo:font-size="18pt" fo:text-shadow="1pt 1pt" fo:font-weight="bold" style:font-size-asian="18pt" style:font-weight-asian="bold" style:font-size-complex="18pt" style:font-weight-complex="bold"/>
    </style:style>
    <style:style style:name="T12" style:family="text">
      <style:text-properties fo:font-family="Candara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3" style:family="text">
      <style:text-properties fo:font-family="Candara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SOLID</text:span></text:p>
            <text:p><text:span text:style-name="T2">Princípios ágei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Sintomas de um código doente</text:span></text:p>
          </draw:text-box>
        </draw:frame>
        <draw:frame presentation:style-name="pr5" draw:text-style-name="P7" draw:layer="layout" svg:width="25.199cm" svg:height="13.859cm" svg:x="1.4cm" svg:y="5.277cm" presentation:class="outline" presentation:user-transformed="true">
          <draw:text-box>
            <text:p text:style-name="P2"><text:span text:style-name="T6">Ausência de testes ou pouca cobertura</text:span></text:p>
            <text:p text:style-name="P2"><text:span text:style-name="T6">Classes grandes</text:span></text:p>
            <text:p text:style-name="P2"><text:span text:style-name="T6">Complexo de mais (complexidade ciclomática)</text:span></text:p>
            <text:p text:style-name="P2"><text:span text:style-name="T7"><text:s text:c="4"/>→ </text:span><text:span text:style-name="T7">assunto para outro dia</text:span></text:p>
            <text:p text:style-name="P2"><text:span text:style-name="T8">Falta de padrão de escrita</text:span></text:p>
            <text:p text:style-name="P2"><text:span text:style-name="T8">Não ser SOLID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A sigla</text:span></text:p>
          </draw:text-box>
        </draw:frame>
        <draw:frame presentation:style-name="pr5" draw:text-style-name="P7" draw:layer="layout" svg:width="25.199cm" svg:height="13.859cm" svg:x="1.4cm" svg:y="5.277cm" presentation:class="outline" presentation:user-transformed="true">
          <draw:text-box>
            <text:p text:style-name="P2"><text:span text:style-name="T9">S</text:span><text:span text:style-name="T10">ingle Responsability - </text:span><text:span text:style-name="T11">Atores e estruturas de alto nível</text:span></text:p>
            <text:p text:style-name="P2"><text:span text:style-name="T9">O</text:span><text:span text:style-name="T10">pen/Close Principle (OCP) - </text:span><text:span text:style-name="T11">Projeto de classes e extensão de funcionalidades</text:span></text:p>
            <text:p text:style-name="P2"><text:span text:style-name="T9">L</text:span><text:span text:style-name="T10">iskov Substituition - </text:span><text:span text:style-name="T11">Subtipos e herança</text:span></text:p>
            <text:p text:style-name="P2"><text:span text:style-name="T9">I</text:span><text:span text:style-name="T10">nterface Segregation - </text:span><text:span text:style-name="T11">Lógica de negócios relacionada a comunicação com classes cliente</text:span></text:p>
            <text:p text:style-name="P2"><text:span text:style-name="T9">D</text:span><text:span text:style-name="T10">ependency Inversion</text:span></text:p>
          </draw:text-box>
        </draw:frame>
        <draw:frame presentation:style-name="pr2" draw:text-style-name="P9" draw:layer="layout" svg:width="17.6cm" svg:height="1.4cm" svg:x="0.8cm" svg:y="0.6cm">
          <draw:text-box>
            <text:p text:style-name="P8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10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Single Responsability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12"><text:span text:style-name="T6">Responsabilidade única</text:span></text:p>
            <text:p text:style-name="P12"><text:span text:style-name="T10">Um objeto jamais deve ter mais de um fim ou proposito.</text:span></text:p>
            <text:p text:style-name="P12"><text:span text:style-name="T12">Ex.: Um objeto não deve armazenar registros e imprimir o resultado ou salvar estes dados.</text:span></text:p>
          </draw:text-box>
        </draw:frame>
        <draw:frame presentation:style-name="pr2" draw:text-style-name="P9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Open/Closed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12"><text:span text:style-name="T6">Aberto para expansão, fechado para modificação</text:span></text:p>
            <text:p text:style-name="P12"><text:span text:style-name="T12">Uma classe não deve depender de outra! As possíveis soluções:</text:span></text:p>
            <text:list text:style-name="L2">
              <text:list-item>
                <text:p text:style-name="P2"><text:span text:style-name="T12">Usar interfaces e Classes abstratas para definir um tipo</text:span></text:p>
              </text:list-item>
              <text:list-item>
                <text:p text:style-name="P2"><text:span text:style-name="T12">Padrão de projeto Strategy (Interface)</text:span></text:p>
              </text:list-item>
              <text:list-item>
                <text:p text:style-name="P2"><text:span text:style-name="T12">Padrão de projeto Template Method (Abstract)</text:span></text:p>
              </text:list-item>
            </text:list>
          </draw:text-box>
        </draw:frame>
        <draw:frame presentation:style-name="pr2" draw:text-style-name="P9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Liskov Substitution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12"><text:span text:style-name="T6">Subtipos devem ser substituíveis pelos seus tipos base.</text:span></text:p>
            <text:p text:style-name="P12"><text:span text:style-name="T13">(Barbara Liskov)</text:span></text:p>
            <text:p text:style-name="P12"><text:span text:style-name="T12">Ex.: Um quadrado é um tipo de retângulo, mas não pode ser substituído pelo retângulo, ele quebra o princípio de Liskov.</text:span></text:p>
          </draw:text-box>
        </draw:frame>
        <draw:frame presentation:style-name="pr2" draw:text-style-name="P9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Interface Segregation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12"><text:span text:style-name="T6">Nenhum cliente deve ser forçado a depender de métodos que ele não use.</text:span></text:p>
            <text:p text:style-name="P12"><text:span text:style-name="T13"/></text:p>
            <text:p text:style-name="P12"><text:span text:style-name="T12">Podemos e devemos cria interfaces menores e mais simples, mesmo que com métodos duplicados.</text:span></text:p>
          </draw:text-box>
        </draw:frame>
        <draw:frame presentation:style-name="pr2" draw:text-style-name="P9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Dependency Inversion 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12"><text:span text:style-name="T6">A. </text:span><text:span text:style-name="T10">Módulos de alto nível não deveriam depender de módulos de baixo nível. Ambos deveriam depender de abstrações</text:span><text:span text:style-name="T6">.</text:span></text:p>
            <text:p text:style-name="P12"><text:span text:style-name="T6">B. </text:span><text:span text:style-name="T10">Abstrações não deveriam depender de detalhes. Detalhes devem depender de abstrações.</text:span></text:p>
          </draw:text-box>
        </draw:frame>
        <draw:frame presentation:style-name="pr2" draw:text-style-name="P9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5-03-23T17:54:36.26</meta:creation-date>
    <meta:editing-duration>PT3H19M20S</meta:editing-duration>
    <meta:editing-cycles>18</meta:editing-cycles>
    <dc:date>2016-12-27T11:43:56.78</dc:date>
    <meta:generator>OpenOffice/4.1.2$Win32 OpenOffice.org_project/412m3$Build-9782</meta:generator>
    <dc:creator>Erik Figueiredo</dc:creator>
    <meta:document-statistic meta:object-count="68"/>
  </office:meta>
</office:document-meta>
</file>